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159.99mm" svg:height="89.99mm" svg:x="68.74mm" svg:y="222.25mm">
            <draw:object draw:notify-on-update-of-ranges="Sheet2.C9:Sheet2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0.072" calcext:value-type="float">
            <text:p>0.072</text:p>
          </table:table-cell>
        </table:table-row>
      </table:table>
      <table:table table:name="Sheet4" table:style-name="ta1">
        <table:shapes>
          <draw:frame draw:z-index="0" draw:style-name="gr1" draw:text-style-name="P1" svg:width="279.26mm" svg:height="157.08mm" svg:x="159.35mm" svg:y="638.47mm">
            <draw:object draw:notify-on-update-of-ranges="Sheet4.A9:Sheet4.A1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951791" calcext:value-type="float">
            <text:p>481951791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522313916" calcext:value-type="float">
            <text:p>5223139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62587125" calcext:value-type="float">
            <text:p>5625871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2850750" calcext:value-type="float">
            <text:p>602850750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  <table:table-cell office:value-type="float" office:value="643289791" calcext:value-type="float">
            <text:p>64328979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684706125" calcext:value-type="float">
            <text:p>684706125</text:p>
          </table:table-cell>
        </table:table-row>
        <table:table-row table:style-name="ro1">
          <table:table-cell office:value-type="float" office:value="-0.007" calcext:value-type="float">
            <text:p>-0.007</text:p>
          </table:table-cell>
          <table:table-cell office:value-type="float" office:value="727008916" calcext:value-type="float">
            <text:p>727008916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767916541" calcext:value-type="float">
            <text:p>76791654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808660791" calcext:value-type="float">
            <text:p>808660791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849758750" calcext:value-type="float">
            <text:p>84975875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891317791" calcext:value-type="float">
            <text:p>891317791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932776916" calcext:value-type="float">
            <text:p>93277691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974181083" calcext:value-type="float">
            <text:p>974181083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  <table:table-cell office:value-type="float" office:value="1014908500" calcext:value-type="float">
            <text:p>1014908500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  <table:table-cell office:value-type="float" office:value="1056543500" calcext:value-type="float">
            <text:p>105654350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097809125" calcext:value-type="float">
            <text:p>1097809125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39478416" calcext:value-type="float">
            <text:p>1139478416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181011291" calcext:value-type="float">
            <text:p>1181011291</text:p>
          </table:table-cell>
        </table:table-row>
        <table:table-row table:style-name="ro1">
          <table:table-cell office:value-type="float" office:value="-0.007" calcext:value-type="float">
            <text:p>-0.007</text:p>
          </table:table-cell>
          <table:table-cell office:value-type="float" office:value="1222140041" calcext:value-type="float">
            <text:p>1222140041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  <table:table-cell office:value-type="float" office:value="1263079500" calcext:value-type="float">
            <text:p>1263079500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  <table:table-cell office:value-type="float" office:value="1304131375" calcext:value-type="float">
            <text:p>1304131375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1344852833" calcext:value-type="float">
            <text:p>1344852833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386727708" calcext:value-type="float">
            <text:p>1386727708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427632208" calcext:value-type="float">
            <text:p>1427632208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  <table:table-cell office:value-type="float" office:value="1468545000" calcext:value-type="float">
            <text:p>1468545000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  <table:table-cell office:value-type="float" office:value="1509629541" calcext:value-type="float">
            <text:p>1509629541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550655916" calcext:value-type="float">
            <text:p>155065591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591559041" calcext:value-type="float">
            <text:p>1591559041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1632498750" calcext:value-type="float">
            <text:p>1632498750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1673439250" calcext:value-type="float">
            <text:p>1673439250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  <table:table-cell office:value-type="float" office:value="1714392666" calcext:value-type="float">
            <text:p>1714392666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1755391875" calcext:value-type="float">
            <text:p>1755391875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1796692958" calcext:value-type="float">
            <text:p>1796692958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1838281666" calcext:value-type="float">
            <text:p>1838281666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1879554000" calcext:value-type="float">
            <text:p>1879554000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  <table:table-cell office:value-type="float" office:value="1920691833" calcext:value-type="float">
            <text:p>1920691833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  <table:table-cell office:value-type="float" office:value="1961483125" calcext:value-type="float">
            <text:p>1961483125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2004070916" calcext:value-type="float">
            <text:p>2004070916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2045003958" calcext:value-type="float">
            <text:p>2045003958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2086978875" calcext:value-type="float">
            <text:p>2086978875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  <table:table-cell office:value-type="float" office:value="2127687041" calcext:value-type="float">
            <text:p>2127687041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  <table:table-cell office:value-type="float" office:value="2169419750" calcext:value-type="float">
            <text:p>216941975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2211527416" calcext:value-type="float">
            <text:p>2211527416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2252446916" calcext:value-type="float">
            <text:p>2252446916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2293381416" calcext:value-type="float">
            <text:p>2293381416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2334912041" calcext:value-type="float">
            <text:p>2334912041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  <table:table-cell office:value-type="float" office:value="2376673875" calcext:value-type="float">
            <text:p>2376673875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  <table:table-cell office:value-type="float" office:value="2417587916" calcext:value-type="float">
            <text:p>2417587916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2459170416" calcext:value-type="float">
            <text:p>2459170416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  <table:table-cell office:value-type="float" office:value="2500090500" calcext:value-type="float">
            <text:p>2500090500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  <table:table-cell office:value-type="float" office:value="2541391500" calcext:value-type="float">
            <text:p>2541391500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2582977875" calcext:value-type="float">
            <text:p>2582977875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2624542417" calcext:value-type="float">
            <text:p>2624542417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2665387917" calcext:value-type="float">
            <text:p>266538791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2706194542" calcext:value-type="float">
            <text:p>2706194542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2747893250" calcext:value-type="float">
            <text:p>274789325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2789679208" calcext:value-type="float">
            <text:p>2789679208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2830957708" calcext:value-type="float">
            <text:p>2830957708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2871893042" calcext:value-type="float">
            <text:p>2871893042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2913318292" calcext:value-type="float">
            <text:p>2913318292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2954854500" calcext:value-type="float">
            <text:p>2954854500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2995907917" calcext:value-type="float">
            <text:p>299590791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036798667" calcext:value-type="float">
            <text:p>303679866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3078325833" calcext:value-type="float">
            <text:p>307832583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119662625" calcext:value-type="float">
            <text:p>311966262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3160828833" calcext:value-type="float">
            <text:p>3160828833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3201739417" calcext:value-type="float">
            <text:p>320173941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3243326000" calcext:value-type="float">
            <text:p>324332600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3284773708" calcext:value-type="float">
            <text:p>3284773708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3326190417" calcext:value-type="float">
            <text:p>3326190417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3367105208" calcext:value-type="float">
            <text:p>3367105208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3408002792" calcext:value-type="float">
            <text:p>3408002792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3449295167" calcext:value-type="float">
            <text:p>3449295167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3491107125" calcext:value-type="float">
            <text:p>3491107125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3532566292" calcext:value-type="float">
            <text:p>3532566292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3573990375" calcext:value-type="float">
            <text:p>3573990375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3616120792" calcext:value-type="float">
            <text:p>3616120792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3657604458" calcext:value-type="float">
            <text:p>365760445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699462250" calcext:value-type="float">
            <text:p>3699462250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3740898000" calcext:value-type="float">
            <text:p>3740898000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3782853083" calcext:value-type="float">
            <text:p>3782853083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3824249250" calcext:value-type="float">
            <text:p>3824249250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3865565875" calcext:value-type="float">
            <text:p>3865565875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3907174333" calcext:value-type="float">
            <text:p>3907174333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3948610958" calcext:value-type="float">
            <text:p>3948610958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3990212542" calcext:value-type="float">
            <text:p>399021254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4031650167" calcext:value-type="float">
            <text:p>4031650167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4073096625" calcext:value-type="float">
            <text:p>4073096625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4114606083" calcext:value-type="float">
            <text:p>4114606083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4155910208" calcext:value-type="float">
            <text:p>4155910208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4197223708" calcext:value-type="float">
            <text:p>4197223708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4239044958" calcext:value-type="float">
            <text:p>4239044958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4280353792" calcext:value-type="float">
            <text:p>4280353792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4321819333" calcext:value-type="float">
            <text:p>4321819333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4363458333" calcext:value-type="float">
            <text:p>4363458333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4405504083" calcext:value-type="float">
            <text:p>4405504083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4446977000" calcext:value-type="float">
            <text:p>4446977000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4488972833" calcext:value-type="float">
            <text:p>4488972833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4530781375" calcext:value-type="float">
            <text:p>453078137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572056042" calcext:value-type="float">
            <text:p>4572056042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4613491292" calcext:value-type="float">
            <text:p>4613491292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4655653000" calcext:value-type="float">
            <text:p>4655653000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4697099333" calcext:value-type="float">
            <text:p>4697099333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4738644625" calcext:value-type="float">
            <text:p>473864462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780115792" calcext:value-type="float">
            <text:p>4780115792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4821577208" calcext:value-type="float">
            <text:p>4821577208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4863230042" calcext:value-type="float">
            <text:p>4863230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4905311000" calcext:value-type="float">
            <text:p>4905311000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4947432708" calcext:value-type="float">
            <text:p>494743270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4988784208" calcext:value-type="float">
            <text:p>498878420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5030691000" calcext:value-type="float">
            <text:p>503069100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5072156708" calcext:value-type="float">
            <text:p>507215670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5113589417" calcext:value-type="float">
            <text:p>5113589417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5155785000" calcext:value-type="float">
            <text:p>5155785000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5197237833" calcext:value-type="float">
            <text:p>5197237833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5238818125" calcext:value-type="float">
            <text:p>5238818125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5280279625" calcext:value-type="float">
            <text:p>528027962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5321538875" calcext:value-type="float">
            <text:p>532153887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5363027500" calcext:value-type="float">
            <text:p>5363027500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5404758584" calcext:value-type="float">
            <text:p>540475858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5446101542" calcext:value-type="float">
            <text:p>5446101542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5487623292" calcext:value-type="float">
            <text:p>548762329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5529204042" calcext:value-type="float">
            <text:p>552920404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5570756542" calcext:value-type="float">
            <text:p>5570756542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5612221500" calcext:value-type="float">
            <text:p>561222150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5653607459" calcext:value-type="float">
            <text:p>5653607459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5695649000" calcext:value-type="float">
            <text:p>5695649000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5736952292" calcext:value-type="float">
            <text:p>573695229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5778784709" calcext:value-type="float">
            <text:p>5778784709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5820043709" calcext:value-type="float">
            <text:p>5820043709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5861820292" calcext:value-type="float">
            <text:p>5861820292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5903376584" calcext:value-type="float">
            <text:p>5903376584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5944079167" calcext:value-type="float">
            <text:p>5944079167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5985412292" calcext:value-type="float">
            <text:p>598541229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026785792" calcext:value-type="float">
            <text:p>602678579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068159542" calcext:value-type="float">
            <text:p>6068159542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6109562917" calcext:value-type="float">
            <text:p>6109562917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151555000" calcext:value-type="float">
            <text:p>615155500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193098917" calcext:value-type="float">
            <text:p>6193098917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234700584" calcext:value-type="float">
            <text:p>623470058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276217917" calcext:value-type="float">
            <text:p>6276217917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317650334" calcext:value-type="float">
            <text:p>631765033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6358993834" calcext:value-type="float">
            <text:p>635899383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400288792" calcext:value-type="float">
            <text:p>640028879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441888459" calcext:value-type="float">
            <text:p>6441888459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484955000" calcext:value-type="float">
            <text:p>6484955000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6526558167" calcext:value-type="float">
            <text:p>652655816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6567938917" calcext:value-type="float">
            <text:p>656793891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6609165709" calcext:value-type="float">
            <text:p>6609165709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650757375" calcext:value-type="float">
            <text:p>6650757375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692227625" calcext:value-type="float">
            <text:p>6692227625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733612292" calcext:value-type="float">
            <text:p>673361229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775042875" calcext:value-type="float">
            <text:p>677504287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6816362334" calcext:value-type="float">
            <text:p>681636233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6858290500" calcext:value-type="float">
            <text:p>6858290500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6899749542" calcext:value-type="float">
            <text:p>6899749542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6941212000" calcext:value-type="float">
            <text:p>694121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7:24.364481784</meta:creation-date>
    <dc:date>2019-11-11T11:24:09.684601067</dc:date>
    <meta:editing-duration>PT26M59S</meta:editing-duration>
    <meta:editing-cycles>2</meta:editing-cycles>
    <meta:generator>LibreOffice/6.0.7.3$Linux_X86_64 LibreOffice_project/00m0$Build-3</meta:generator>
    <meta:document-statistic meta:table-count="2" meta:cell-count="448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C9:Sheet2.C75" svg:x="0.32cm" svg:y="0.18cm" svg:width="12.508cm" svg:height="8.64cm">
          <chartooo:coordinate-region svg:x="1.232cm" svg:y="0.38cm" svg:width="11.4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9:Sheet2.C75" chart:class="chart:scatter"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9:Sheet2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2">
                <text:p>0.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27cm" svg:height="15.709cm" xlink:href=".." xlink:type="simple" chart:class="chart:scatter" chart:style-name="ch1">
        <chart:legend chart:legend-position="end" svg:x="25.075cm" svg:y="7.555cm" style:legend-expansion="high" chart:style-name="ch2"/>
        <chart:plot-area chart:style-name="ch3" table:cell-range-address="Sheet4.A9:Sheet4.A165" svg:x="0.558cm" svg:y="0.314cm" svg:width="23.959cm" svg:height="15.081cm">
          <chartooo:coordinate-region svg:x="1.576cm" svg:y="0.513cm" svg:width="22.662cm" svg:height="14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9:Sheet4.A165" chart:class="chart:scatter">
            <chart:data-point chart:repeated="1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9:Sheet4.A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9">
                <text:p>-0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3">
                <text:p>-0.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1">
                <text:p>0.0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